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63a9" officeooo:paragraph-rsid="001163a9"/>
    </style:style>
    <style:style style:name="P2" style:family="paragraph" style:parent-style-name="Standard">
      <style:text-properties officeooo:rsid="00132afe" officeooo:paragraph-rsid="00132afe"/>
    </style:style>
    <style:style style:name="P3" style:family="paragraph" style:parent-style-name="Standard">
      <style:text-properties officeooo:rsid="00141d75" officeooo:paragraph-rsid="00141d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:</text:p>
      <text:p text:style-name="P2">Question about one to many relationships between models in Django.</text:p>
      <text:p text:style-name="P1"/>
      <text:p text:style-name="P1">Text:</text:p>
      <text:p text:style-name="P1"/>
      <text:p text:style-name="P3">I want to build a recipe creation site.</text:p>
      <text:p text:style-name="P3"/>
      <text:p text:style-name="P3">I have a model called RawIngredient, which contains nutritional information. Example: </text:p>
      <text:p text:style-name="P3">Name: Pasta,</text:p>
      <text:p text:style-name="P3">Calories: 357,</text:p>
      <text:p text:style-name="P3">Vitamin A: 13,</text:p>
      <text:p text:style-name="P3">etc.</text:p>
      <text:p text:style-name="P3"/>
      <text:p text:style-name="P3">I want to create a Recipe model. It should be possible to add multiple RawIngredients to the Recipe model.</text:p>
      <text:p text:style-name="P3"/>
      <text:p text:style-name="P3">How do I do that? Can you point me towards the correct search terms or learning resources? I am at a lo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2:08:40.237897211</meta:creation-date>
    <meta:generator>LibreOffice/6.0.7.3$Linux_X86_64 LibreOffice_project/00m0$Build-3</meta:generator>
    <dc:date>2019-07-10T14:56:32.650538064</dc:date>
    <meta:editing-duration>PT5M44S</meta:editing-duration>
    <meta:editing-cycles>4</meta:editing-cycles>
    <meta:document-statistic meta:table-count="0" meta:image-count="0" meta:object-count="0" meta:page-count="1" meta:paragraph-count="11" meta:word-count="80" meta:character-count="461" meta:non-whitespace-character-count="391"/>
  </office:meta>
</office:document-meta>
</file>